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hand" svg:font-family="Khand"/>
    <style:font-face style:name="Khand1" svg:font-family="Kha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</text:p>
      <text:p text:style-name="Standard"/>
      <text:p text:style-name="Standard">Mr {d.firstname} {d.lastname} has contacted us to bring to our attention a serious error on your part.</text:p>
      <text:p text:style-name="Standard"/>
      <text:p text:style-name="Standard">You are listening to loud music on Saturday at 3.30pm while he is still asleep.</text:p>
      <text:p text:style-name="Standard"/>
      <text:p text:style-name="Standard">Please stop, as we reserve the right to take legal action.</text:p>
      <text:p text:style-name="Standard"/>
      <text:p text:style-name="Standard">Complain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hand" svg:font-family="Khand"/>
    <style:font-face style:name="Khand1" svg:font-family="Kha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Khand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Khand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Khand1" style:font-family-complex="Khand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hand" style:font-family-complex="Khan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hand" style:font-family-complex="Khand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and" style:font-family-complex="Khan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7:53:59.639075732</meta:creation-date>
    <dc:date>2024-08-22T17:55:21.525332633</dc:date>
    <meta:editing-duration>PT1M22S</meta:editing-duration>
    <meta:editing-cycles>1</meta:editing-cycles>
    <meta:document-statistic meta:table-count="0" meta:image-count="0" meta:object-count="0" meta:page-count="1" meta:paragraph-count="5" meta:word-count="45" meta:character-count="256" meta:non-whitespace-character-count="216"/>
    <meta:generator>LibreOffice/7.4.7.2$Linux_X86_64 LibreOffice_project/40$Build-2</meta:generator>
  </office:meta>
</office:document-meta>
</file>